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9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32.0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ここがホールだな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騎士団長さんの話では、ここから先に<text:line-break/>進めないんだよね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、扉は普通に開いてるわ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あ問題なく通れるよね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、と・・・通れない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だこれは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確かにそこに扉があるというのに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通れない・・・！　なんで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ういう・・・こと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ふむ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きないものは致しかたな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度戻って、騎士団長に相談しよ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ですね。　戻りましょ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ーん、無念なり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扉をバイザーで見てほし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やすいご用ネー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アレー？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か分かったの？</text:p>
          </table:table-cell>
          <table:table-cell office:value-type="string" calcext:value-type="string">
            <text:p>Map091</text:p>
          </table:table-cell>
          <table:table-cell/>
          <table:table-cell office:value-type="string" calcext:value-type="string">
            <text:p>Did you realize something?</text:p>
          </table:table-cell>
        </table:table-row>
        <table:table-row table:style-name="ro1">
          <table:table-cell office:value-type="string" calcext:value-type="string">
            <text:p>こ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にも無いヨー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も無いって・・・どういうこと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ちゃんと扉があるでしょ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、バイザーで見ると・・・ただの壁だヨー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はもしかしたら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幻術・・・かもしれません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げ・・・幻術！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見る者の精神に影響を与えて、本来そこに<text:line-break/>あるはずの物を見せなかったり、逆に無い物を<text:line-break/>見せたりする術です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つまり、我々が見ているこの扉は、扉では<text:line-break/>なく、ただの壁だということ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い、おそらく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を見破るなんて、さすが超科学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るほど、そういうことか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幻術は、見る者の精神に影響を与え、視覚を<text:line-break/>惑わす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だが、精神の存在しない電子機器の画像を<text:line-break/>通せば、幻術の効果は及ばない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つまり、宇宙人さんのバイザーを使えば<text:line-break/>幻術を打ち破れるということですね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おお！！　宇宙人ちゃん大活躍だね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ンー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ほ、本人はよく分かってないみたいです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とにかく、宇宙人のバイザーを駆使して<text:line-break/>調査を開始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物の気配もする。　注意して進も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ディテクションバイザーが使用可能になりました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【C】キーを押し続けることによって、バイザーが<text:line-break/>起動します。<text:line-break/>（起動中は動けません。）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【C】キーを離すと、通常の視界に戻ります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ディテクションバイザーを駆使して、<text:line-break/>オンドレラ邸を攻略しましょう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7+02:00</meta:creation-date>
    <dc:date>2019-09-23T04:12:32.230000000</dc:date>
    <dc:title>Untitled Spreadsheet</dc:title>
    <dc:description/>
    <dc:subject/>
    <meta:keyword/>
    <meta:editing-duration>PT27S</meta:editing-duration>
    <meta:editing-cycles>1</meta:editing-cycles>
    <meta:document-statistic meta:table-count="1" meta:cell-count="45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